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90B565206F3DC8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12.069cm" fo:min-width="18.11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663cm, 13.914cm, 2.683cm, 10.87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70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4.70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56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6.993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19cm" svg:height="12.319cm" svg:x="1.381cm" svg:y="5.8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46cm" svg:height="9.651cm" svg:x="7.447cm" svg:y="-4.715cm">
          <draw:image xlink:href="Pictures/10000201000005560000030090B565206F3DC86B.png" xlink:type="simple" xlink:show="embed" xlink:actuate="onLoad">
            <text:p/>
          </draw:image>
        </draw:frame>
        <draw:custom-shape draw:style-name="gr3" draw:text-style-name="P3" draw:layer="layout" svg:width="5.207cm" svg:height="2.286cm" svg:x="8.493cm" svg:y="11.287cm">
          <text:p text:style-name="P2">Microcontrolado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07cm" svg:height="2.286cm" svg:x="5.445cm" svg:y="14.843cm">
          <text:p text:style-name="P2">Pantalla tácti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07cm" svg:height="2.794cm" svg:x="1.762cm" svg:y="10.779cm">
          <text:p text:style-name="P2">Sistema de </text:p>
          <text:p text:style-name="P2">alimentación </text:p>
          <text:p text:style-name="P2">de respaldo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07cm" svg:height="2.794cm" svg:x="1.762cm" svg:y="6.842cm">
          <text:p text:style-name="P2">Sistema de </text:p>
          <text:p text:style-name="P2">alimentación </text:p>
          <text:p text:style-name="P2">de primario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07cm" svg:height="2.794cm" svg:x="11.668cm" svg:y="6.969cm">
          <text:p text:style-name="P2">Salidas de</text:p>
          <text:p text:style-name="P2">relé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2.286cm" svg:x="15.478cm" svg:y="11.287cm">
          <text:p text:style-name="P2">Transceptor</text:p>
          <text:p text:style-name="P2">LoR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493cm" svg:height="2.413cm" svg:x="11.922cm" svg:y="14.843cm">
          <text:p text:style-name="P2"/>
          <text:p text:style-name="P2">Alarma sonora e </text:p>
          <text:p text:style-name="P2">indicadores visuales</text:p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636cm" svg:y1="13.573cm" svg:x2="9.636cm" svg:y2="14.97cm">
          <text:p/>
        </draw:line>
        <draw:line draw:style-name="gr7" draw:text-style-name="P2" draw:layer="layout" svg:x1="12.938cm" svg:y1="13.573cm" svg:x2="12.938cm" svg:y2="14.97cm">
          <text:p/>
        </draw:line>
        <draw:line draw:style-name="gr7" draw:text-style-name="P2" draw:layer="layout" svg:x1="13.7cm" svg:y1="12.43cm" svg:x2="15.478cm" svg:y2="12.43cm">
          <text:p/>
        </draw:line>
        <draw:line draw:style-name="gr7" draw:text-style-name="P2" draw:layer="layout" svg:x1="12.938cm" svg:y1="11.287cm" svg:x2="12.938cm" svg:y2="9.763cm">
          <text:p/>
        </draw:line>
        <draw:line draw:style-name="gr8" draw:text-style-name="P2" draw:layer="layout" svg:x1="6.969cm" svg:y1="8.239cm" svg:x2="9.255cm" svg:y2="8.239cm">
          <text:p/>
        </draw:line>
        <draw:line draw:style-name="gr8" draw:text-style-name="P2" draw:layer="layout" svg:x1="9.255cm" svg:y1="11.287cm" svg:x2="9.255cm" svg:y2="8.239cm">
          <text:p/>
        </draw:line>
        <draw:line draw:style-name="gr7" draw:text-style-name="P2" draw:layer="layout" svg:x1="8.493cm" svg:y1="12.557cm" svg:x2="6.969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1T16:26:20.477212799</dc:date>
    <meta:editing-duration>PT4M36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